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1333" officeooo:paragraph-rsid="000d1333"/>
    </style:style>
    <style:style style:name="P2" style:family="paragraph" style:parent-style-name="Standard">
      <style:text-properties officeooo:rsid="000d20c5" officeooo:paragraph-rsid="000d20c5"/>
    </style:style>
    <style:style style:name="T1" style:family="text">
      <style:text-properties officeooo:rsid="000d2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zajn i implementacija adaptivnog korisničkog interfejsa VIEW – svako je napravio po 6-7 takvih formi uključujući po 3 korisnicke kontrole (Prijava, Registracija i kontrola sa slikom).</text:p>
      <text:p text:style-name="P1"/>
      <text:p text:style-name="P1">MVVM je u potpunosti zadovoljen, svako je kreirao po 5 ViewModela i 4-5 Modela u zavisnosti od potrebe.</text:p>
      <text:p text:style-name="P1"/>
      <text:p text:style-name="P1">Sto se tiće rada sa bazom svako je spremao po određeni broj klasa tj modela u bazu s tim da smo tu imali malih poteškoća koje nismo uspjeli otkloniti.</text:p>
      <text:p text:style-name="P1"/>
      <text:p text:style-name="P1">Rad sa vanjskim uređajima, specifičnim funkcionalnostima (GPS, Mape...) mi smo iskoristi Mapu, Email slanje (kao izvjestaj i tu mogućnost ima supervizor). Tako da je svako implementirao jednu stvar.</text:p>
      <text:p text:style-name="P1"/>
      <text:p text:style-name="P1">Azuer i servisi – Spremanje podataka na azure je omogućeno. Svako je omogućio spremanje <text:span text:style-name="T1">podataka u po 3-4 tabele. Vezano za servise tu smo omogućili da se odredi lokacija korisnika.</text:span></text:p>
      <text:p text:style-name="P1"/>
      <text:p text:style-name="P2">Sve je povezano i rad na povezivanju je adekvatno podiljene među clanovim tima.</text:p>
      <text:p text:style-name="P2"/>
      <text:p text:style-name="P2">Deployment aplikacije, pokušali smo na windows store ali se plaća.</text:p>
      <text:p text:style-name="P2"/>
      <text:p text:style-name="P2">Vezano za igricu tu je svako uzeo učešće u realziciji bilo skirpti ili objekata i podržani su neki od paterna.</text:p>
      <text:p text:style-name="P2"/>
      <text:p text:style-name="P2"/>
      <text:p text:style-name="P2">Također smo omogućli da se u slučaju potrebe ubaci i kontaktiranje taksija za mušterije koje se nisu registrov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5:29:10.377000000</meta:creation-date>
    <dc:date>2017-06-12T15:44:37.882000000</dc:date>
    <meta:editing-duration>PT4M57S</meta:editing-duration>
    <meta:editing-cycles>1</meta:editing-cycles>
    <meta:document-statistic meta:table-count="0" meta:image-count="0" meta:object-count="0" meta:page-count="1" meta:paragraph-count="9" meta:word-count="190" meta:character-count="1186" meta:non-whitespace-character-count="1003"/>
    <meta:generator>LibreOffice/5.3.3.2$Windows_x86 LibreOffice_project/3d9a8b4b4e538a85e0782bd6c2d430bafe583448</meta:generator>
  </office:meta>
</office:document-meta>
</file>